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16e2" officeooo:paragraph-rsid="001016e2"/>
    </style:style>
    <style:style style:name="P2" style:family="paragraph" style:parent-style-name="Standard">
      <style:text-properties officeooo:paragraph-rsid="0010cf40"/>
    </style:style>
    <style:style style:name="P3" style:family="paragraph" style:parent-style-name="Standard">
      <style:text-properties officeooo:rsid="001016e2" officeooo:paragraph-rsid="0010cf40"/>
    </style:style>
    <style:style style:name="T1" style:family="text">
      <style:text-properties officeooo:rsid="001016e2"/>
    </style:style>
    <style:style style:name="T2" style:family="text">
      <style:text-properties officeooo:rsid="0010c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El mensaje del robo </text:span><text:span text:style-name="T2">de Kutxabank</text:span><text:span text:style-name="T1"> era mentira... </text:span><text:span text:style-name="T2">Yo soy </text:span><text:span text:style-name="T1">Satoshi Nakamoto.</text:span></text:p>
      <text:p text:style-name="P2"/>
      <text:p text:style-name="P3">Jose A. Pascual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0T16:21:35.585052505</meta:creation-date>
    <dc:date>2022-02-10T17:03:13.624175913</dc:date>
    <meta:editing-duration>PT2M2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15" meta:character-count="87" meta:non-whitespace-character-count="74"/>
  </office:meta>
</office:document-meta>
</file>